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5in" style:rel-column-width="14191*"/>
    </style:style>
    <style:style style:name="Table1.B" style:family="table-column">
      <style:table-column-properties style:column-width="1.9792in" style:rel-column-width="18724*"/>
    </style:style>
    <style:style style:name="Table1.C" style:family="table-column">
      <style:table-column-properties style:column-width="3.4479in" style:rel-column-width="326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Standard">
      <style:paragraph-properties fo:line-height="200%"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text-properties fo:font-size="24pt" fo:font-style="normal" fo:font-weight="bold" style:font-size-asian="24pt" style:font-style-asian="normal" style:font-weight-asian="bold" style:font-size-complex="24pt" style:font-style-complex="normal" style:font-weight-complex="bold"/>
    </style:style>
    <style:style style:name="P4" style:family="paragraph" style:parent-style-name="Standard">
      <style:paragraph-properties fo:line-height="100%" fo:text-align="center" style:justify-single-word="false"/>
      <style:text-properties fo:font-size="16pt" style:font-size-asian="16pt" style:font-size-complex="16pt"/>
    </style:style>
    <style:style style:name="P5" style:family="paragraph" style:parent-style-name="Standard">
      <style:paragraph-properties fo:line-height="200%"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line-height="200%"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style:font-name="Miriam Fixed"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line-height="200%" fo:text-align="center" style:justify-single-word="false"/>
      <style:text-properties fo:font-size="28pt" fo:font-weight="bold" style:font-size-asian="28pt" style:font-weight-asian="bold" style:font-size-complex="28pt" style:font-weight-complex="bold"/>
    </style:style>
    <style:style style:name="P10" style:family="paragraph" style:parent-style-name="Standard">
      <style:paragraph-properties fo:line-height="200%" fo:text-align="center" style:justify-single-word="false" fo:break-before="page"/>
      <style:text-properties fo:font-size="24pt" fo:font-weight="bold" style:font-size-asian="24pt" style:font-weight-asian="bold" style:font-size-complex="24pt" style:font-weight-complex="bold"/>
    </style:style>
    <style:style style:name="P11" style:family="paragraph" style:parent-style-name="Standard">
      <style:paragraph-properties fo:break-before="page"/>
      <style:text-properties fo:font-size="24pt" fo:font-style="normal" fo:font-weight="bold" style:font-size-asian="24pt" style:font-style-asian="normal" style:font-weight-asian="bold" style:font-size-complex="24pt" style:font-style-complex="normal" style:font-weight-complex="bold"/>
    </style:style>
    <style:style style:name="P12" style:family="paragraph" style:parent-style-name="Standard">
      <style:paragraph-properties fo:line-height="200%" fo:text-align="start" style:justify-single-word="false" fo:break-before="page"/>
      <style:text-properties fo:font-size="20pt" fo:font-weight="bold" style:font-size-asian="20pt" style:font-weight-asian="bold" style:font-size-complex="20pt" style:font-weight-complex="bold"/>
    </style:style>
    <style:style style:name="P13" style:family="paragraph" style:parent-style-name="Standard">
      <style:paragraph-properties fo:margin-left="0in" fo:margin-right="0in" fo:line-height="200%" fo:text-align="start" style:justify-single-word="false" fo:text-indent="0in" style:auto-text-indent="true"/>
      <style:text-properties fo:font-size="14pt" fo:font-weight="normal" style:font-size-asian="14pt" style:font-weight-asian="normal" style:font-size-complex="14pt" style:font-weight-complex="normal"/>
    </style:style>
    <style:style style:name="P14" style:family="paragraph" style:parent-style-name="Standard">
      <style:paragraph-properties fo:margin-left="0in" fo:margin-right="0in" fo:line-height="200%" fo:text-align="start" style:justify-single-word="false" fo:text-indent="0in" style:auto-text-indent="false"/>
      <style:text-properties fo:font-size="14pt" fo:font-weight="normal" style:font-size-asian="14pt" style:font-weight-asian="normal" style:font-size-complex="14pt" style:font-weight-complex="normal"/>
    </style:style>
    <style:style style:name="P15" style:family="paragraph" style:parent-style-name="Standard">
      <style:paragraph-properties fo:margin-left="0in" fo:margin-right="0in" fo:line-height="100%" fo:text-align="start" style:justify-single-word="false" fo:text-indent="0in" style:auto-text-indent="false"/>
      <style:text-properties fo:font-size="14pt" fo:font-weight="normal" style:font-size-asian="14pt" style:font-weight-asian="normal" style:font-size-complex="14pt" style:font-weight-complex="normal"/>
    </style:style>
    <style:style style:name="P16" style:family="paragraph" style:parent-style-name="Standard">
      <style:paragraph-properties fo:margin-left="0in" fo:margin-right="0in" fo:line-height="200%" fo:text-align="start" style:justify-single-word="false" fo:text-indent="0in" style:auto-text-indent="false"/>
      <style:text-properties fo:font-size="20pt" fo:font-weight="bold" style:font-size-asian="20pt" style:font-weight-asian="bold" style:font-size-complex="20pt" style:font-weight-complex="bold"/>
    </style:style>
    <style:style style:name="P17" style:family="paragraph" style:parent-style-name="Standard">
      <style:paragraph-properties fo:margin-left="0in" fo:margin-right="0in" fo:line-height="200%" fo:text-align="start" style:justify-single-word="false" fo:text-indent="0in" style:auto-text-indent="false"/>
      <style:text-properties fo:font-size="24pt" fo:font-weight="bold" style:font-size-asian="24pt" style:font-weight-asian="bold" style:font-size-complex="24pt" style:font-weight-complex="bold"/>
    </style:style>
    <style:style style:name="P18" style:family="paragraph" style:parent-style-name="Standard">
      <style:paragraph-properties fo:margin-left="0in" fo:margin-right="0in" fo:line-height="200%" fo:text-align="start" style:justify-single-word="false" fo:text-indent="0in" style:auto-text-indent="false" fo:break-before="page"/>
      <style:text-properties fo:font-size="24pt" fo:font-weight="bold" style:font-size-asian="24pt" style:font-weight-asian="bold" style:font-size-complex="24pt" style:font-weight-complex="bold"/>
    </style:style>
    <style:style style:name="P19" style:family="paragraph" style:parent-style-name="Table_20_Contents">
      <style:text-properties fo:font-size="20pt" fo:font-weight="bold" style:font-size-asian="20pt" style:font-weight-asian="bold" style:font-size-complex="20pt" style:font-weight-complex="bold"/>
    </style:style>
    <style:style style:name="P20" style:family="paragraph" style:parent-style-name="Table_20_Contents">
      <style:text-properties fo:font-size="16pt" style:font-size-asian="16pt" style:font-size-complex="16pt"/>
    </style:style>
    <style:style style:name="P21" style:family="paragraph" style:parent-style-name="Table_20_Contents">
      <style:text-properties fo:font-size="16pt" style:font-size-asian="16pt" style:font-size-complex="16pt"/>
    </style:style>
    <style:style style:name="P22" style:family="paragraph" style:parent-style-name="Standard" style:list-style-name="L1">
      <style:paragraph-properties fo:line-height="200%" fo:text-align="start" style:justify-single-word="false"/>
      <style:text-properties fo:font-size="14pt" fo:font-weight="bold" style:font-size-asian="14pt" style:font-weight-asian="bold" style:font-size-complex="14pt" style:font-weight-complex="bold"/>
    </style:style>
    <style:style style:name="P23" style:family="paragraph" style:parent-style-name="Standard">
      <style:text-properties fo:font-size="14pt" fo:font-style="italic" style:font-size-asian="14pt" style:font-style-asian="italic" style:font-size-complex="14pt" style:font-style-complex="italic"/>
    </style:style>
    <style:style style:name="P24" style:family="paragraph" style:parent-style-name="Standard">
      <style:text-properties style:font-name="Miriam Fixed"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in" fo:margin-right="0in" fo:line-height="200%" fo:text-align="start" style:justify-single-word="false" fo:text-indent="0in" style:auto-text-indent="false"/>
      <style:text-properties fo:font-size="24pt" fo:font-weight="bold" style:font-size-asian="24pt" style:font-weight-asian="bold" style:font-size-complex="24pt" style:font-weight-complex="bold"/>
    </style:style>
    <style:style style:name="P26" style:family="paragraph" style:parent-style-name="Standard">
      <style:paragraph-properties fo:margin-left="0in" fo:margin-right="0in" fo:line-height="200%" fo:text-align="start" style:justify-single-word="false" fo:text-indent="0in" style:auto-text-indent="false"/>
      <style:text-properties fo:font-size="16pt" fo:font-weight="bold" style:font-size-asian="16pt" style:font-weight-asian="bold" style:font-size-complex="16pt" style:font-weight-complex="bold"/>
    </style:style>
    <style:style style:name="P27" style:family="paragraph" style:parent-style-name="Standard">
      <style:paragraph-properties fo:margin-left="0in" fo:margin-right="0in" fo:line-height="200%" fo:text-align="start" style:justify-single-word="false" fo:text-indent="0in" style:auto-text-indent="false" fo:break-before="page"/>
      <style:text-properties fo:font-size="24pt" fo:font-weight="bold" style:font-size-asian="24pt" style:font-weight-asian="bold" style:font-size-complex="24pt" style:font-weight-complex="bold"/>
    </style:style>
    <text:list-style style:name="L1">
      <text:list-level-style-number text:level="1" style:num-suffix="." style:num-format="I">
        <style:list-level-properties text:list-level-position-and-space-mode="label-alignment">
          <style:list-level-label-alignment text:label-followed-by="listtab" text:list-tab-stop-position="1in" fo:text-indent="-0.25in" fo:margin-left="0.5in"/>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Project 1</text:p>
      <text:p text:style-name="P4">Title</text:p>
      <text:p text:style-name="P2">Mastermind</text:p>
      <text:p text:style-name="P4">Course</text:p>
      <text:p text:style-name="P2">CIS-5</text:p>
      <text:p text:style-name="P4">Section</text:p>
      <text:p text:style-name="P2">46023</text:p>
      <text:p text:style-name="P4">Date</text:p>
      <text:p text:style-name="P2">7/21/2014</text:p>
      <text:p text:style-name="P4">Author</text:p>
      <text:p text:style-name="P2">Patrick Glenning</text:p>
      <text:p text:style-name="P10">Table of Contents</text:p>
      <text:p text:style-name="P2"/>
      <text:list xml:id="list5384803174979064822" text:style-name="L1">
        <text:list-item>
          <text:p text:style-name="P22">Introduction</text:p>
        </text:list-item>
        <text:list-item>
          <text:p text:style-name="P22">Game-Play &amp; Rules</text:p>
        </text:list-item>
        <text:list-item>
          <text:p text:style-name="P22">Development Summary</text:p>
        </text:list-item>
        <text:list-item>
          <text:p text:style-name="P22">Description</text:p>
        </text:list-item>
        <text:list-item>
          <text:p text:style-name="P22">Flow Chart</text:p>
        </text:list-item>
        <text:list-item>
          <text:p text:style-name="P22">Variables</text:p>
        </text:list-item>
        <text:list-item>
          <text:p text:style-name="P22">Program</text:p>
        </text:list-item>
      </text:list>
      <text:p text:style-name="P7"/>
      <text:p text:style-name="P12">I. Introduction</text:p>
      <text:p text:style-name="P5">Title: Mastermind</text:p>
      <text:p text:style-name="P13">This game is a classic board game which has one player attempting to crack the code created by another player. Traditionally, the code to crack is four (4) colors arranged randomly, and the person attempting to crack the code is allotted ten (10) attempts. The game with pegs was created in 1970, by Mordecai Meirowitz, an Israeli postmaster and telecommunications expert, and was modeled after a paper and pencil game called “Bulls and Cows.”</text:p>
      <text:p text:style-name="P16">II. Game-Play &amp; Rules</text:p>
      <text:p text:style-name="P13">The code-maker (computer in this case) arranges a string of 4-6 colors, in any order, chosen from a pool of six (6) colors (red, orange, yellow, green, blue, purple). They may use any one color as frequently as they want (e.g. four (4) red pegs in a row). This combination is not revealed to the code-breaker. Once the code has been generated, the code-breaker has 8-12 attempts to match the code-maker's combination. After each attempt, the code-maker is only allowed to reveal the number of colors in the correct position, and correct colors in the wrong position. Correct positions are indicated by the (+) symbol, and correct colors in the wrong position are indicated by the (~) symbol. If the code-breaker is unable to break the code in the allotted number of turns, the code-maker wins the game.</text:p>
      <text:p text:style-name="P17"><text:soft-page-break/>III. Development Summary</text:p>
      <text:p text:style-name="P15">Project size: 408 Lines</text:p>
      <text:p text:style-name="P14">Variables: 15 Major</text:p>
      <text:p text:style-name="P13">This project implements many techniques learned throughout CSC-5. In this re-work of project 1, I utilized two-dimensional arrays, as well as functions, to re-create the Mastermind game. Just for fun, I implemented a sort to display the code alphabetically, in the event of a win or a loss. I found a problem from the development of project 1, which I fixed. The problem resulted from a color in the generated code (which already matched in the correct position) being tested later on. This was remedied by assigning the character 'Z' to the temporary code array, while assigning 'X' to the temporary guess array in the matched position. This removed both colors from a possible later match. It was nice having main() be 18 lines of code with the use of functions. In the “Game Objective” section, I utilized a file input to assign words to a string array</text:p>
      <text:p text:style-name="P18">IV. Flow Chart</text:p>
      <text:p text:style-name="P26">See Project folder for flow chart</text:p>
      <text:p text:style-name="P17"/>
      <text:p text:style-name="P18">V. Pseudo Code</text:p>
      <text:p text:style-name="P6">Initialize</text:p>
      <text:p text:style-name="P6"/>
      <text:p text:style-name="P6">If 1 is entered</text:p>
      <text:p text:style-name="P6"><text:tab/>Display game objectives</text:p>
      <text:p text:style-name="P6"><text:tab/>Return to main menu</text:p>
      <text:p text:style-name="P6"/>
      <text:p text:style-name="P6">If 2 is entered</text:p>
      <text:p text:style-name="P6"><text:tab/>Display settings menu</text:p>
      <text:p text:style-name="P6"><text:tab/><text:tab/>Change number of turns</text:p>
      <text:p text:style-name="P6"/>
      <text:p text:style-name="P6">If 3 is entered</text:p>
      <text:p text:style-name="P6"><text:tab/>Generate random color code</text:p>
      <text:p text:style-name="P6"><text:tab/>User guesses color combination</text:p>
      <text:p text:style-name="P6"><text:tab/>If user guess matches code color in that space</text:p>
      <text:p text:style-name="P6"><text:tab/><text:tab/>posCorr++</text:p>
      <text:p text:style-name="P6"><text:tab/>If code color isn't matched by guess</text:p>
      <text:p text:style-name="P6"><text:tab/><text:tab/>If any guesses match that color</text:p>
      <text:p text:style-name="P6"><text:tab/><text:tab/><text:tab/>colCorr++</text:p>
      <text:p text:style-name="P6"><text:tab/>Display </text:p>
      <text:p text:style-name="P6"><text:tab/><text:tab/>posCorr, colCorr</text:p>
      <text:p text:style-name="P6"><text:tab/>If all colors match the correct position</text:p>
      <text:p text:style-name="P6"><text:tab/><text:tab/>Display win text</text:p>
      <text:p text:style-name="P6"><text:tab/><text:tab/>Display sorted code</text:p>
      <text:p text:style-name="P6"><text:tab/><text:tab/>Return to main menu</text:p>
      <text:p text:style-name="P6"><text:tab/>If user runs out of turns</text:p>
      <text:p text:style-name="P6"><text:tab/><text:tab/>Display loss text</text:p>
      <text:p text:style-name="P6"><text:tab/><text:tab/>Display sorted code</text:p>
      <text:p text:style-name="P6"><text:tab/><text:tab/>Return to main menu</text:p>
      <text:p text:style-name="P6"><text:tab/>Else</text:p>
      <text:p text:style-name="P6"><text:tab/><text:tab/>User enters another guess</text:p>
      <text:p text:style-name="P11">VI. Major Variables</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19">Type</text:p>
          </table:table-cell>
          <table:table-cell table:style-name="Table1.A1" office:value-type="string">
            <text:p text:style-name="P19">Variable Name</text:p>
          </table:table-cell>
          <table:table-cell table:style-name="Table1.C1" office:value-type="string">
            <text:p text:style-name="P19">Description</text:p>
          </table:table-cell>
        </table:table-row>
        <table:table-row>
          <table:table-cell table:style-name="Table1.A2" office:value-type="string">
            <text:p text:style-name="P20">int</text:p>
          </table:table-cell>
          <table:table-cell table:style-name="Table1.A2" office:value-type="string">
            <text:p text:style-name="P20">counter</text:p>
          </table:table-cell>
          <table:table-cell table:style-name="Table1.C2" office:value-type="string">
            <text:p text:style-name="P20">Tracks guess attempts</text:p>
          </table:table-cell>
        </table:table-row>
        <table:table-row>
          <table:table-cell table:style-name="Table1.A2" office:value-type="string">
            <text:p text:style-name="P20"/>
          </table:table-cell>
          <table:table-cell table:style-name="Table1.A2" office:value-type="string">
            <text:p text:style-name="P20">numCol</text:p>
          </table:table-cell>
          <table:table-cell table:style-name="Table1.C2" office:value-type="string">
            <text:p text:style-name="P20">Length of color combination to be generated</text:p>
          </table:table-cell>
        </table:table-row>
        <table:table-row>
          <table:table-cell table:style-name="Table1.A2" office:value-type="string">
            <text:p text:style-name="P20"/>
          </table:table-cell>
          <table:table-cell table:style-name="Table1.A2" office:value-type="string">
            <text:p text:style-name="P20">turns</text:p>
          </table:table-cell>
          <table:table-cell table:style-name="Table1.C2" office:value-type="string">
            <text:p text:style-name="P20">Number of turns allotted for cracking the code</text:p>
          </table:table-cell>
        </table:table-row>
        <table:table-row>
          <table:table-cell table:style-name="Table1.A2" office:value-type="string">
            <text:p text:style-name="P20"/>
          </table:table-cell>
          <table:table-cell table:style-name="Table1.A2" office:value-type="string">
            <text:p text:style-name="P20">choice</text:p>
          </table:table-cell>
          <table:table-cell table:style-name="Table1.C2" office:value-type="string">
            <text:p text:style-name="P20">Main menu selection</text:p>
          </table:table-cell>
        </table:table-row>
        <table:table-row>
          <table:table-cell table:style-name="Table1.A2" office:value-type="string">
            <text:p text:style-name="P20"/>
          </table:table-cell>
          <table:table-cell table:style-name="Table1.A2" office:value-type="string">
            <text:p text:style-name="P20">colCorr</text:p>
          </table:table-cell>
          <table:table-cell table:style-name="Table1.C2" office:value-type="string">
            <text:p text:style-name="P20">Number of correctly guessed colors, out of position</text:p>
          </table:table-cell>
        </table:table-row>
        <table:table-row>
          <table:table-cell table:style-name="Table1.A2" office:value-type="string">
            <text:p text:style-name="P20"/>
          </table:table-cell>
          <table:table-cell table:style-name="Table1.A2" office:value-type="string">
            <text:p text:style-name="P20">posCorr</text:p>
          </table:table-cell>
          <table:table-cell table:style-name="Table1.C2" office:value-type="string">
            <text:p text:style-name="P20">Number of correctly guessed colors, in correct position</text:p>
          </table:table-cell>
        </table:table-row>
        <table:table-row>
          <table:table-cell table:style-name="Table1.A2" office:value-type="string">
            <text:p text:style-name="P20">char</text:p>
          </table:table-cell>
          <table:table-cell table:style-name="Table1.A2" office:value-type="string">
            <text:p text:style-name="P20">code[]</text:p>
          </table:table-cell>
          <table:table-cell table:style-name="Table1.C2" office:value-type="string">
            <text:p text:style-name="P20">Color chosen by the code-maker</text:p>
          </table:table-cell>
        </table:table-row>
        <table:table-row>
          <table:table-cell table:style-name="Table1.A2" office:value-type="string">
            <text:p text:style-name="P20"/>
          </table:table-cell>
          <table:table-cell table:style-name="Table1.A2" office:value-type="string">
            <text:p text:style-name="P20">guess[][]</text:p>
          </table:table-cell>
          <table:table-cell table:style-name="Table1.C2" office:value-type="string">
            <text:p text:style-name="P20">Color entered by the code-breaker</text:p>
          </table:table-cell>
        </table:table-row>
        <table:table-row>
          <table:table-cell table:style-name="Table1.A2" office:value-type="string">
            <text:p text:style-name="P20"/>
          </table:table-cell>
          <table:table-cell table:style-name="Table1.A2" office:value-type="string">
            <text:p text:style-name="P20">temp[]</text:p>
          </table:table-cell>
          <table:table-cell table:style-name="Table1.C2" office:value-type="string">
            <text:p text:style-name="P20">Transcription array for code[]</text:p>
          </table:table-cell>
        </table:table-row>
        <table:table-row>
          <table:table-cell table:style-name="Table1.A2" office:value-type="string">
            <text:p text:style-name="P20"/>
          </table:table-cell>
          <table:table-cell table:style-name="Table1.A2" office:value-type="string">
            <text:p text:style-name="P20">check[]</text:p>
          </table:table-cell>
          <table:table-cell table:style-name="Table1.C2" office:value-type="string">
            <text:p text:style-name="P20">Transcription array for guess[][]</text:p>
          </table:table-cell>
        </table:table-row>
        <table:table-row>
          <table:table-cell table:style-name="Table1.A2" office:value-type="string">
            <text:p text:style-name="P20"/>
          </table:table-cell>
          <table:table-cell table:style-name="Table1.A2" office:value-type="string">
            <text:p text:style-name="P20">trade</text:p>
          </table:table-cell>
          <table:table-cell table:style-name="Table1.C2" office:value-type="string">
            <text:p text:style-name="P20">Temporary transcription for swap</text:p>
          </table:table-cell>
        </table:table-row>
        <table:table-row>
          <table:table-cell table:style-name="Table1.A2" office:value-type="string">
            <text:p text:style-name="P20">bool</text:p>
          </table:table-cell>
          <table:table-cell table:style-name="Table1.A2" office:value-type="string">
            <text:p text:style-name="P20">loop</text:p>
          </table:table-cell>
          <table:table-cell table:style-name="Table1.C2" office:value-type="string">
            <text:p text:style-name="P20">Loop operator for the many loops throughout the code</text:p>
          </table:table-cell>
        </table:table-row>
        <table:table-row>
          <table:table-cell table:style-name="Table1.A2" office:value-type="string">
            <text:p text:style-name="P20"/>
          </table:table-cell>
          <table:table-cell table:style-name="Table1.A2" office:value-type="string">
            <text:p text:style-name="P20">game</text:p>
          </table:table-cell>
          <table:table-cell table:style-name="Table1.C2" office:value-type="string">
            <text:p text:style-name="P20">Major loop operator for the entire program</text:p>
          </table:table-cell>
        </table:table-row>
        <table:table-row>
          <table:table-cell table:style-name="Table1.A2" office:value-type="string">
            <text:p text:style-name="P20"/>
          </table:table-cell>
          <table:table-cell table:style-name="Table1.A2" office:value-type="string">
            <text:p text:style-name="P20">swap</text:p>
          </table:table-cell>
          <table:table-cell table:style-name="Table1.C2" office:value-type="string">
            <text:p text:style-name="P20">Utilized in sort</text:p>
          </table:table-cell>
        </table:table-row>
        <table:table-row>
          <table:table-cell table:style-name="Table1.A2" office:value-type="string">
            <text:p text:style-name="P20">string</text:p>
          </table:table-cell>
          <table:table-cell table:style-name="Table1.A2" office:value-type="string">
            <text:p text:style-name="P20">colStrg</text:p>
          </table:table-cell>
          <table:table-cell table:style-name="Table1.C2" office:value-type="string">
            <text:p text:style-name="P20">Input string to check valid input size of guess</text:p>
          </table:table-cell>
        </table:table-row>
        <table:table-row>
          <table:table-cell table:style-name="Table1.A2" office:value-type="string">
            <text:p text:style-name="P20"/>
          </table:table-cell>
          <table:table-cell table:style-name="Table1.A2" office:value-type="string">
            <text:p text:style-name="P20">rule[100]</text:p>
          </table:table-cell>
          <table:table-cell table:style-name="Table1.C2" office:value-type="string">
            <text:p text:style-name="P20">String of words to output rules</text:p>
          </table:table-cell>
        </table:table-row>
        <table:table-row>
          <table:table-cell table:style-name="Table1.A2" office:value-type="string">
            <text:p text:style-name="P20">ifstream</text:p>
          </table:table-cell>
          <table:table-cell table:style-name="Table1.A2" office:value-type="string">
            <text:p text:style-name="P20">input</text:p>
          </table:table-cell>
          <table:table-cell table:style-name="Table1.C2" office:value-type="string">
            <text:p text:style-name="P20">Input file for rules string array</text:p>
          </table:table-cell>
        </table:table-row>
      </table:table>
      <text:p text:style-name="P3"/>
      <text:p text:style-name="P11">VII. Program</text:p>
      <text:p text:style-name="P3"/>
      <text:p text:style-name="P8">/* </text:p>
      <text:p text:style-name="P8"><text:s/>* File: <text:s text:c="2"/>main.cpp</text:p>
      <text:p text:style-name="P8"><text:s/>* Author: Patrick Glenning</text:p>
      <text:p text:style-name="P8"><text:s/>* Created on July 26, 2014, 10:15 AM</text:p>
      <text:p text:style-name="P8"><text:s/>* Purpose: Execute the game Mastermind</text:p>
      <text:p text:style-name="P8"><text:s/>*/</text:p>
      <text:p text:style-name="P8"/>
      <text:p text:style-name="P8">//System Libraries</text:p>
      <text:p text:style-name="P8">#include &lt;cstdlib&gt;</text:p>
      <text:p text:style-name="P8">#include &lt;iostream&gt;</text:p>
      <text:p text:style-name="P8">#include &lt;iomanip&gt;</text:p>
      <text:p text:style-name="P8">#include &lt;fstream&gt;</text:p>
      <text:p text:style-name="P8">#include &lt;ctime&gt;</text:p>
      <text:p text:style-name="P8">#include &lt;string&gt;</text:p>
      <text:p text:style-name="P8">using namespace std;</text:p>
      <text:p text:style-name="P8"/>
      <text:p text:style-name="P8">//User Libraries</text:p>
      <text:p text:style-name="P8"/>
      <text:p text:style-name="P8">//Global Constants</text:p>
      <text:p text:style-name="P8">const int SIZE=12;</text:p>
      <text:p text:style-name="P8">const int COL=4;</text:p>
      <text:p text:style-name="P8"/>
      <text:p text:style-name="P8">//Function Prototypes</text:p>
      <text:p text:style-name="P8">void menu();</text:p>
      <text:p text:style-name="P8">int getN();</text:p>
      <text:p text:style-name="P8">bool menSel(bool);</text:p>
      <text:p text:style-name="P8">void rules();</text:p>
      <text:p text:style-name="P8">void setting(int &amp;);</text:p>
      <text:p text:style-name="P8">void mstrmind(int);</text:p>
      <text:p text:style-name="P8">void cntinue();</text:p>
      <text:p text:style-name="P8">void attempt(int &amp;,int,char []);</text:p>
      <text:p text:style-name="P8">void board(char [][COL],int);</text:p>
      <text:p text:style-name="P8"/>
      <text:p text:style-name="P8">//Begin execution</text:p>
      <text:p text:style-name="P8">int main(int argc, char** argv) {</text:p>
      <text:p text:style-name="P8"><text:s text:c="4"/></text:p>
      <text:p text:style-name="P8"><text:s text:c="4"/>//Declare and initialize variables</text:p>
      <text:p text:style-name="P8"><text:s text:c="4"/>bool game=true;</text:p>
      <text:p text:style-name="P8"><text:s text:c="4"/></text:p>
      <text:p text:style-name="P8"><text:s text:c="4"/>do{</text:p>
      <text:p text:style-name="P8"><text:s text:c="8"/>//Display menu</text:p>
      <text:p text:style-name="P8"><text:s text:c="8"/>menu();</text:p>
      <text:p text:style-name="P8"/>
      <text:p text:style-name="P8"><text:s text:c="8"/>//Make menu choice</text:p>
      <text:p text:style-name="P8"><text:s text:c="8"/>game=menSel(game);</text:p>
      <text:p text:style-name="P8"><text:s text:c="8"/></text:p>
      <text:p text:style-name="P8"><text:s text:c="4"/>}while(game); <text:s text:c="2"/>//End of game loop</text:p>
      <text:p text:style-name="P8"><text:s text:c="4"/></text:p>
      <text:p text:style-name="P8"><text:s text:c="4"/>//Finish him!!</text:p>
      <text:p text:style-name="P8"><text:s text:c="4"/>return 0;</text:p>
      <text:p text:style-name="P8">}</text:p>
      <text:p text:style-name="P8"/>
      <text:p text:style-name="P8">/*</text:p>
      <text:p text:style-name="P8"><text:s/>* Function which displays the main menu</text:p>
      <text:p text:style-name="P8"><text:s/>* Input:</text:p>
      <text:p text:style-name="P8"><text:s/>* <text:s text:c="5"/>none</text:p>
      <text:p text:style-name="P8"><text:s/>* Output:</text:p>
      <text:p text:style-name="P8"><text:s/>* <text:s text:c="5"/>none</text:p>
      <text:p text:style-name="P8"><text:s/>*/</text:p>
      <text:p text:style-name="P8"><text:soft-page-break/>void menu(){</text:p>
      <text:p text:style-name="P8"><text:s text:c="4"/>cout &lt;&lt; " <text:s text:c="7"/>_______________________________________________________ <text:s text:c="7"/>" &lt;&lt; endl &lt;&lt;</text:p>
      <text:p text:style-name="P8"><text:s text:c="12"/>" <text:s text:c="6"/>* <text:s text:c="54"/>* <text:s text:c="6"/>" &lt;&lt; endl &lt;&lt; </text:p>
      <text:p text:style-name="P8"><text:s text:c="12"/>" <text:s text:c="6"/>* <text:s text:c="54"/>* <text:s text:c="6"/>" &lt;&lt; endl &lt;&lt;</text:p>
      <text:p text:style-name="P8"><text:s text:c="12"/>" <text:s text:c="6"/>* <text:s text:c="16"/>Welcome to Mastermind! <text:s text:c="15"/>* <text:s text:c="6"/>" &lt;&lt; endl &lt;&lt; </text:p>
      <text:p text:style-name="P8"><text:s text:c="12"/>" <text:s text:c="6"/>* <text:s text:c="54"/>* <text:s text:c="6"/>" &lt;&lt; endl &lt;&lt; </text:p>
      <text:p text:style-name="P8"><text:s text:c="12"/>" <text:s text:c="6"/>* <text:s text:c="6"/>Menu: <text:s text:c="42"/>* <text:s text:c="6"/>" &lt;&lt; endl &lt;&lt; </text:p>
      <text:p text:style-name="P8"><text:s text:c="12"/>" <text:s text:c="6"/>* <text:s text:c="6"/>1) Game Objective <text:s text:c="30"/>* <text:s text:c="6"/>" &lt;&lt; endl &lt;&lt; </text:p>
      <text:p text:style-name="P8"><text:s text:c="12"/>" <text:s text:c="6"/>* <text:s text:c="6"/>2) Difficulty Settings <text:s text:c="25"/>* <text:s text:c="6"/>" &lt;&lt; endl &lt;&lt; </text:p>
      <text:p text:style-name="P8"><text:s text:c="12"/>" <text:s text:c="6"/>* <text:s text:c="6"/>3) Start the game <text:s text:c="30"/>* <text:s text:c="6"/>" &lt;&lt; endl &lt;&lt; </text:p>
      <text:p text:style-name="P8"><text:s text:c="12"/>" <text:s text:c="6"/>* <text:s text:c="6"/>4) Exit Mastermind <text:s text:c="29"/>* <text:s text:c="6"/>" &lt;&lt; endl &lt;&lt; </text:p>
      <text:p text:style-name="P8"><text:s text:c="12"/>" <text:s text:c="6"/>* <text:s text:c="54"/>* <text:s text:c="6"/>" &lt;&lt; endl &lt;&lt; </text:p>
      <text:p text:style-name="P8"><text:s text:c="12"/>" <text:s text:c="6"/>*_______________________________________________________* <text:s text:c="6"/>" &lt;&lt; endl &lt;&lt; </text:p>
      <text:p text:style-name="P8"><text:s text:c="12"/>" <text:s text:c="7"/>Make your selection: ";</text:p>
      <text:p text:style-name="P8">}</text:p>
      <text:p text:style-name="P8"/>
      <text:p text:style-name="P8">/*</text:p>
      <text:p text:style-name="P8"><text:s/>* Function which retrieves an entered integer</text:p>
      <text:p text:style-name="P8"><text:s/>* Input:</text:p>
      <text:p text:style-name="P8"><text:s/>* <text:s text:c="5"/>none</text:p>
      <text:p text:style-name="P8"><text:s/>* Output:</text:p>
      <text:p text:style-name="P8"><text:s/>* <text:s text:c="5"/>n</text:p>
      <text:p text:style-name="P8"><text:s/>*/</text:p>
      <text:p text:style-name="P8">int getN(){</text:p>
      <text:p text:style-name="P8"><text:s text:c="4"/>int n;</text:p>
      <text:p text:style-name="P8"><text:s text:c="4"/>cin &gt;&gt; n;</text:p>
      <text:p text:style-name="P8"><text:s text:c="4"/>cin.ignore();</text:p>
      <text:p text:style-name="P8"><text:s text:c="4"/>cout &lt;&lt; string(50,'\n');</text:p>
      <text:p text:style-name="P8"><text:s text:c="4"/>return n;</text:p>
      <text:p text:style-name="P8">}</text:p>
      <text:p text:style-name="P8"/>
      <text:p text:style-name="P8">/*</text:p>
      <text:p text:style-name="P8"><text:s/>* Function which calls other functions chosen from a menu</text:p>
      <text:p text:style-name="P8"><text:s/>* Input:</text:p>
      <text:p text:style-name="P8"><text:s/>* <text:s text:c="5"/>none</text:p>
      <text:p text:style-name="P8"><text:s/>* Output:</text:p>
      <text:p text:style-name="P8"><text:s/>* <text:s text:c="5"/>game</text:p>
      <text:p text:style-name="P8"><text:s/>*/</text:p>
      <text:p text:style-name="P8">bool menSel(bool game){</text:p>
      <text:p text:style-name="P8"><text:s text:c="4"/></text:p>
      <text:p text:style-name="P8"><text:s text:c="4"/>//Declare variables</text:p>
      <text:p text:style-name="P8"><text:s text:c="4"/>int turns=10; <text:s text:c="12"/>//Number of turns to crack the code (defaulted to 10)</text:p>
      <text:p text:style-name="P8"><text:s text:c="4"/>char code[SIZE]; <text:s text:c="11"/>//Code generated by computer</text:p>
      <text:p text:style-name="P8"><text:s text:c="4"/>char guess[SIZE];</text:p>
      <text:p text:style-name="P8"><text:s text:c="4"/>int sel=getN(); <text:s text:c="12"/>//Retrieves menu selection</text:p>
      <text:p text:style-name="P8"><text:s text:c="4"/></text:p>
      <text:p text:style-name="P8"><text:s text:c="4"/>switch(sel){</text:p>
      <text:p text:style-name="P8"><text:s text:c="8"/>//Output Game Objectives</text:p>
      <text:p text:style-name="P8"><text:s text:c="8"/>case 1:{</text:p>
      <text:p text:style-name="P8"><text:s text:c="12"/>rules();</text:p>
      <text:p text:style-name="P8"><text:s text:c="12"/>break;</text:p>
      <text:p text:style-name="P8"><text:s text:c="8"/>}</text:p>
      <text:p text:style-name="P8"><text:soft-page-break/></text:p>
      <text:p text:style-name="P8"><text:s text:c="8"/>//User chooses difficulty settings</text:p>
      <text:p text:style-name="P8"><text:s text:c="8"/>case 2:{</text:p>
      <text:p text:style-name="P8"><text:s text:c="12"/>setting(turns);</text:p>
      <text:p text:style-name="P8"><text:s text:c="12"/>break;</text:p>
      <text:p text:style-name="P8"><text:s text:c="8"/>}</text:p>
      <text:p text:style-name="P8"/>
      <text:p text:style-name="P8"><text:s text:c="8"/>//Game begins</text:p>
      <text:p text:style-name="P8"><text:s text:c="8"/>case 3:{</text:p>
      <text:p text:style-name="P8"><text:s text:c="12"/>mstrmind(turns);</text:p>
      <text:p text:style-name="P8"><text:s text:c="12"/>break;</text:p>
      <text:p text:style-name="P8"><text:s text:c="8"/>}</text:p>
      <text:p text:style-name="P8"/>
      <text:p text:style-name="P8"><text:s text:c="8"/>//Exit Program</text:p>
      <text:p text:style-name="P8"><text:s text:c="8"/>case 4:{</text:p>
      <text:p text:style-name="P8"><text:s text:c="12"/>cout &lt;&lt; endl &lt;&lt; endl;</text:p>
      <text:p text:style-name="P8"><text:s text:c="12"/>cout &lt;&lt; "Exiting Mastermind..." &lt;&lt; endl;</text:p>
      <text:p text:style-name="P8"><text:s text:c="12"/>game=false;</text:p>
      <text:p text:style-name="P8"><text:s text:c="12"/>break;</text:p>
      <text:p text:style-name="P8"><text:s text:c="8"/>}</text:p>
      <text:p text:style-name="P8"><text:s text:c="8"/></text:p>
      <text:p text:style-name="P8"><text:s text:c="8"/>//Invalid menu selection</text:p>
      <text:p text:style-name="P8"><text:s text:c="8"/>default:{</text:p>
      <text:p text:style-name="P8"><text:s text:c="12"/>cout &lt;&lt; "Invalid input. Please re-enter your selection: " &lt;&lt; endl;</text:p>
      <text:p text:style-name="P8"><text:s text:c="12"/>break;</text:p>
      <text:p text:style-name="P8"><text:s text:c="8"/>}</text:p>
      <text:p text:style-name="P8"><text:s text:c="4"/>}</text:p>
      <text:p text:style-name="P8"><text:s text:c="4"/></text:p>
      <text:p text:style-name="P8"><text:s text:c="4"/>return game;</text:p>
      <text:p text:style-name="P8">}</text:p>
      <text:p text:style-name="P8"/>
      <text:p text:style-name="P8">/*</text:p>
      <text:p text:style-name="P8"><text:s/>* Function to display the rules of the game</text:p>
      <text:p text:style-name="P8"><text:s/>* Input:</text:p>
      <text:p text:style-name="P8"><text:s/>* <text:s text:c="5"/>none</text:p>
      <text:p text:style-name="P8"><text:s/>* Output:</text:p>
      <text:p text:style-name="P8"><text:s/>* <text:s text:c="5"/>none</text:p>
      <text:p text:style-name="P8"><text:s/>*/</text:p>
      <text:p text:style-name="P8">void rules(){</text:p>
      <text:p text:style-name="P8"><text:s text:c="4"/></text:p>
      <text:p text:style-name="P8"><text:s text:c="4"/>//Declare variables</text:p>
      <text:p text:style-name="P8"><text:s text:c="4"/>string rule[100];</text:p>
      <text:p text:style-name="P8"><text:s text:c="4"/>ifstream input;</text:p>
      <text:p text:style-name="P8"><text:s text:c="4"/>input.open("rules.dat");</text:p>
      <text:p text:style-name="P8"><text:s text:c="4"/>int i=0;</text:p>
      <text:p text:style-name="P8"><text:s text:c="4"/>int count=0;</text:p>
      <text:p text:style-name="P8"><text:s text:c="4"/>while(!input.eof()){</text:p>
      <text:p text:style-name="P8"><text:s text:c="8"/>input &gt;&gt; rule[i];</text:p>
      <text:p text:style-name="P8"><text:s text:c="8"/>i++;</text:p>
      <text:p text:style-name="P8"><text:s text:c="4"/>}</text:p>
      <text:p text:style-name="P8"><text:s text:c="4"/>while(count&lt;i){</text:p>
      <text:p text:style-name="P8"><text:s text:c="8"/>cout &lt;&lt; rule[count] &lt;&lt; " ";</text:p>
      <text:p text:style-name="P8"><text:s text:c="8"/>count ++;</text:p>
      <text:p text:style-name="P8"><text:s text:c="8"/>if(count%13==0) cout &lt;&lt; endl;</text:p>
      <text:p text:style-name="P8"><text:s text:c="4"/>}</text:p>
      <text:p text:style-name="P8"><text:s text:c="4"/>cntinue();</text:p>
      <text:p text:style-name="P8">}</text:p>
      <text:p text:style-name="P8"/>
      <text:p text:style-name="P8">/*</text:p>
      <text:p text:style-name="P8"><text:s/>* Function to change the number of turns allowed for cracking the code</text:p>
      <text:p text:style-name="P8"><text:s/>* Input:</text:p>
      <text:p text:style-name="P8"><text:s/>* <text:s text:c="5"/>turns</text:p>
      <text:p text:style-name="P8"><text:s/>* Output:</text:p>
      <text:p text:style-name="P8"><text:s/>* <text:s text:c="5"/>none</text:p>
      <text:p text:style-name="P8"><text:soft-page-break/><text:s/>*/</text:p>
      <text:p text:style-name="P8">void setting(int &amp;turns){</text:p>
      <text:p text:style-name="P8"><text:s text:c="4"/></text:p>
      <text:p text:style-name="P8"><text:s text:c="4"/>//Choose number or turns to crack the code</text:p>
      <text:p text:style-name="P8"><text:s text:c="4"/>do{</text:p>
      <text:p text:style-name="P8"><text:s text:c="8"/>cout &lt;&lt; "How many turns do you think you can crack the code in? (8-12, default is 10) ";</text:p>
      <text:p text:style-name="P8"><text:s text:c="8"/>turns=getN();</text:p>
      <text:p text:style-name="P8"><text:s text:c="8"/>if(turns&lt;8 || turns &gt;12) cout &lt;&lt; "Invalid input." &lt;&lt; endl;</text:p>
      <text:p text:style-name="P8"><text:s text:c="4"/>}while(turns&lt;8 || turns &gt;12);</text:p>
      <text:p text:style-name="P8">}</text:p>
      <text:p text:style-name="P8"/>
      <text:p text:style-name="P8">/*</text:p>
      <text:p text:style-name="P8"><text:s/>* Function which executes the mastermind game</text:p>
      <text:p text:style-name="P8"><text:s/>* Input:</text:p>
      <text:p text:style-name="P8"><text:s/>* <text:s text:c="5"/>turns</text:p>
      <text:p text:style-name="P8"><text:s/>* Output:</text:p>
      <text:p text:style-name="P8"><text:s/>* <text:s text:c="5"/>none</text:p>
      <text:p text:style-name="P8"><text:s/>*/</text:p>
      <text:p text:style-name="P8">void mstrmind(int turns){</text:p>
      <text:p text:style-name="P8"><text:s text:c="4"/></text:p>
      <text:p text:style-name="P8"><text:s text:c="4"/>//Declare and initialize variables</text:p>
      <text:p text:style-name="P8"><text:s text:c="4"/>int counter=1;</text:p>
      <text:p text:style-name="P8"><text:s text:c="4"/>char guess[SIZE][COL];</text:p>
      <text:p text:style-name="P8"><text:s text:c="4"/>char code[COL]; <text:s text:c="16"/>//Array of colors chosen for the code, initialized to K, for comparison check</text:p>
      <text:p text:style-name="P8"><text:s text:c="4"/></text:p>
      <text:p text:style-name="P8"><text:s text:c="4"/></text:p>
      <text:p text:style-name="P8"><text:s text:c="4"/>//Randomly generate the 'code' to be cracked</text:p>
      <text:p text:style-name="P8"><text:s text:c="4"/>srand(time(0));</text:p>
      <text:p text:style-name="P8"><text:s text:c="4"/>for(int i=0; i&lt;COL; i++){</text:p>
      <text:p text:style-name="P8"><text:s text:c="8"/>int colNum=rand()%6+1; <text:s text:c="5"/>//Switch operator for assigning color numbers</text:p>
      <text:p text:style-name="P8"><text:s text:c="8"/>switch(colNum){</text:p>
      <text:p text:style-name="P8"><text:s text:c="12"/>case 1:{</text:p>
      <text:p text:style-name="P8"><text:s text:c="16"/>code[i]='R';</text:p>
      <text:p text:style-name="P8"><text:s text:c="16"/>break;</text:p>
      <text:p text:style-name="P8"><text:s text:c="12"/>}</text:p>
      <text:p text:style-name="P8"><text:s text:c="12"/>case 2:{</text:p>
      <text:p text:style-name="P8"><text:s text:c="16"/>code[i]='O';</text:p>
      <text:p text:style-name="P8"><text:s text:c="16"/>break;</text:p>
      <text:p text:style-name="P8"><text:s text:c="12"/>}</text:p>
      <text:p text:style-name="P8"><text:s text:c="12"/>case 3:{</text:p>
      <text:p text:style-name="P8"><text:s text:c="16"/>code[i]='Y';</text:p>
      <text:p text:style-name="P8"><text:s text:c="16"/>break;</text:p>
      <text:p text:style-name="P8"><text:s text:c="12"/>}</text:p>
      <text:p text:style-name="P8"><text:s text:c="12"/>case 4:{</text:p>
      <text:p text:style-name="P8"><text:s text:c="16"/>code[i]='G';</text:p>
      <text:p text:style-name="P8"><text:s text:c="16"/>break;</text:p>
      <text:p text:style-name="P8"><text:s text:c="12"/>}</text:p>
      <text:p text:style-name="P8"><text:s text:c="12"/>case 5:{</text:p>
      <text:p text:style-name="P8"><text:s text:c="16"/>code[i]='B';</text:p>
      <text:p text:style-name="P8"><text:s text:c="16"/>break;</text:p>
      <text:p text:style-name="P8"><text:s text:c="12"/>}</text:p>
      <text:p text:style-name="P8"><text:s text:c="12"/>case 6:{</text:p>
      <text:p text:style-name="P8"><text:s text:c="16"/>code[i]='P';</text:p>
      <text:p text:style-name="P8"><text:s text:c="16"/>break;</text:p>
      <text:p text:style-name="P8"><text:s text:c="12"/>}</text:p>
      <text:p text:style-name="P8"><text:s text:c="8"/>}</text:p>
      <text:p text:style-name="P8"><text:s text:c="4"/>}</text:p>
      <text:p text:style-name="P8"><text:s text:c="4"/></text:p>
      <text:p text:style-name="P8"><text:s text:c="4"/>//Output game information</text:p>
      <text:p text:style-name="P8"><text:s text:c="4"/>cout &lt;&lt; "A color code of four (4) colors has been generated." &lt;&lt; endl &lt;&lt;</text:p>
      <text:p text:style-name="P8"><text:s text:c="12"/>"You have " &lt;&lt; turns &lt;&lt; " turns to crack the code!" &lt;&lt; endl &lt;&lt;</text:p>
      <text:p text:style-name="P8"><text:s text:c="12"/>"The colors you can choose from are:" &lt;&lt; endl &lt;&lt;</text:p>
      <text:p text:style-name="P8"><text:soft-page-break/><text:s text:c="12"/>"Red (R), Orange (O), Yellow (Y), Green (G), Blue (B), Purple (P)" &lt;&lt; endl &lt;&lt;</text:p>
      <text:p text:style-name="P8"><text:s text:c="12"/>"Entered guesses must be in the format of XXXX (i.e. RORY)" &lt;&lt; endl &lt;&lt;</text:p>
      <text:p text:style-name="P8"><text:s text:c="12"/>"+ = Correct position" &lt;&lt; endl &lt;&lt;</text:p>
      <text:p text:style-name="P8"><text:s text:c="12"/>"~ = Correct color in wrong position" &lt;&lt; endl &lt;&lt; endl;</text:p>
      <text:p text:style-name="P8"><text:s text:c="4"/></text:p>
      <text:p text:style-name="P8"><text:s text:c="4"/>/*</text:p>
      <text:p text:style-name="P8"><text:s text:c="4"/>//Display code for debugging purposes</text:p>
      <text:p text:style-name="P8"><text:s text:c="4"/>for(int i=0; i&lt;COL; i++){</text:p>
      <text:p text:style-name="P8"><text:s text:c="8"/>cout &lt;&lt; code[i] &lt;&lt; " ";</text:p>
      <text:p text:style-name="P8"><text:s text:c="4"/>}</text:p>
      <text:p text:style-name="P8"><text:s text:c="4"/>cout &lt;&lt; endl;</text:p>
      <text:p text:style-name="P8"><text:s text:c="4"/>*/</text:p>
      <text:p text:style-name="P8"><text:s text:c="4"/></text:p>
      <text:p text:style-name="P8"><text:s text:c="4"/>do{</text:p>
      <text:p text:style-name="P8"><text:s text:c="8"/>attempt(counter,turns,code);</text:p>
      <text:p text:style-name="P8"><text:s text:c="8"/>counter++;</text:p>
      <text:p text:style-name="P8"><text:s text:c="4"/>}while(counter&lt;=turns);</text:p>
      <text:p text:style-name="P8">}</text:p>
      <text:p text:style-name="P8"/>
      <text:p text:style-name="P8">/*</text:p>
      <text:p text:style-name="P8"><text:s/>* Function which receives and checks the accuracy of code guesses</text:p>
      <text:p text:style-name="P8"><text:s/>* Input:</text:p>
      <text:p text:style-name="P8"><text:s/>* <text:s text:c="5"/>counter, turns, code</text:p>
      <text:p text:style-name="P8"><text:s/>* Output:</text:p>
      <text:p text:style-name="P8"><text:s/>* <text:s text:c="5"/>none</text:p>
      <text:p text:style-name="P8"><text:s/>*/</text:p>
      <text:p text:style-name="P8">void attempt(int &amp;counter, int turns, char code[]){</text:p>
      <text:p text:style-name="P8"><text:s text:c="4"/>string colStrg;</text:p>
      <text:p text:style-name="P8"><text:s text:c="4"/>char guess[SIZE][COL];</text:p>
      <text:p text:style-name="P8"><text:s text:c="4"/>char check[COL];</text:p>
      <text:p text:style-name="P8"><text:s text:c="4"/>char temp[COL];</text:p>
      <text:p text:style-name="P8"><text:s text:c="4"/>char trade;</text:p>
      <text:p text:style-name="P8"><text:s text:c="4"/>bool loop, swap;</text:p>
      <text:p text:style-name="P8"><text:s text:c="4"/></text:p>
      <text:p text:style-name="P8"><text:s text:c="4"/>do{</text:p>
      <text:p text:style-name="P8"><text:s text:c="8"/>loop=false;</text:p>
      <text:p text:style-name="P8"><text:s text:c="8"/>cout &lt;&lt; " | <text:s text:c="2"/>| <text:s text:c="2"/>| <text:s text:c="2"/>| <text:s text:c="2"/>| <text:s text:c="4"/>Attempt " &lt;&lt; counter &lt;&lt; ":";</text:p>
      <text:p text:style-name="P8"><text:s text:c="12"/>cin &gt;&gt; colStrg;</text:p>
      <text:p text:style-name="P8"><text:s text:c="12"/>cin.ignore();</text:p>
      <text:p text:style-name="P8"><text:s text:c="8"/>for(int i=0; i&lt;COL; i++){</text:p>
      <text:p text:style-name="P8"><text:s text:c="12"/>guess[counter-1][i]=colStrg[i];</text:p>
      <text:p text:style-name="P8"><text:s text:c="8"/>}</text:p>
      <text:p text:style-name="P8"><text:s text:c="8"/>if(colStrg.size()!=COL){ //If incorrect number of colors entered</text:p>
      <text:p text:style-name="P8"><text:s text:c="12"/>cout &lt;&lt; "Invalid entry." &lt;&lt; endl;</text:p>
      <text:p text:style-name="P8"><text:s text:c="12"/>loop=true;</text:p>
      <text:p text:style-name="P8"><text:s text:c="8"/>}</text:p>
      <text:p text:style-name="P8"><text:s text:c="8"/>for(int i=0; i&lt;COL; i++){</text:p>
      <text:p text:style-name="P8"><text:s text:c="12"/>if(guess[counter-1][i]!='R'</text:p>
      <text:p text:style-name="P8"><text:s text:c="13"/>&amp;&amp;guess[counter-1][i]!='O'</text:p>
      <text:p text:style-name="P8"><text:s text:c="13"/>&amp;&amp;guess[counter-1][i]!='Y'</text:p>
      <text:p text:style-name="P8"><text:s text:c="13"/>&amp;&amp;guess[counter-1][i]!='G'</text:p>
      <text:p text:style-name="P8"><text:s text:c="13"/>&amp;&amp;guess[counter-1][i]!='B'</text:p>
      <text:p text:style-name="P8"><text:s text:c="13"/>&amp;&amp;guess[counter-1][i]!='P'){ <text:s text:c="3"/>//If any guessed colors don't match the valid color inputs</text:p>
      <text:p text:style-name="P8"><text:s text:c="16"/>cout &lt;&lt; "Invalid entry." &lt;&lt; endl;</text:p>
      <text:p text:style-name="P8"><text:s text:c="16"/>loop=true;</text:p>
      <text:p text:style-name="P8"><text:s text:c="12"/>}</text:p>
      <text:p text:style-name="P8"><text:s text:c="8"/>}</text:p>
      <text:p text:style-name="P8"><text:s text:c="4"/>}while(loop); <text:s text:c="2"/>//End of user guess do-while loop</text:p>
      <text:p text:style-name="P8"><text:s text:c="4"/></text:p>
      <text:p text:style-name="P8"><text:s text:c="4"/>//Transcribe guess and code into a check array</text:p>
      <text:p text:style-name="P8"><text:s text:c="4"/>for(int i=0; i&lt;COL; i++){</text:p>
      <text:p text:style-name="P8"><text:s text:c="8"/>check[i]=guess[counter-1][i];</text:p>
      <text:p text:style-name="P8"><text:soft-page-break/><text:s text:c="4"/>}</text:p>
      <text:p text:style-name="P8"><text:s text:c="4"/>for(int i=0; i&lt;COL; i++){</text:p>
      <text:p text:style-name="P8"><text:s text:c="8"/>temp[i]=code[i];</text:p>
      <text:p text:style-name="P8"><text:s text:c="4"/>}</text:p>
      <text:p text:style-name="P8"><text:s text:c="4"/></text:p>
      <text:p text:style-name="P8"><text:s text:c="4"/>//Declare and initialize variables</text:p>
      <text:p text:style-name="P8"><text:s text:c="4"/>int posCorr=0;</text:p>
      <text:p text:style-name="P8"><text:s text:c="4"/>int colCorr=0;</text:p>
      <text:p text:style-name="P8"><text:s text:c="4"/></text:p>
      <text:p text:style-name="P8"><text:s text:c="4"/>//Find Correct color in correct place</text:p>
      <text:p text:style-name="P8"><text:s text:c="4"/>for(int i=0; i&lt;COL; i++){</text:p>
      <text:p text:style-name="P8"><text:s text:c="8"/>if(check[i]==temp[i]){</text:p>
      <text:p text:style-name="P8"><text:s text:c="12"/>posCorr++;</text:p>
      <text:p text:style-name="P8"><text:s text:c="12"/>temp[i]='Z'; <text:s text:c="7"/>//Removes matched code segment from future consideration</text:p>
      <text:p text:style-name="P8"><text:s text:c="12"/>check[i]='X'; <text:s text:c="6"/>//Removes guessed color from future consideration</text:p>
      <text:p text:style-name="P8"><text:s text:c="8"/>}</text:p>
      <text:p text:style-name="P8"><text:s text:c="4"/>}</text:p>
      <text:p text:style-name="P8"><text:s text:c="4"/>//Find correct color in wrong place</text:p>
      <text:p text:style-name="P8"><text:s text:c="4"/>for(int i=0; i&lt;COL; i++){</text:p>
      <text:p text:style-name="P8"><text:s text:c="8"/>for(int n=0; n&lt;COL; n++){</text:p>
      <text:p text:style-name="P8"><text:s text:c="12"/>if(temp[i]==check[n]){</text:p>
      <text:p text:style-name="P8"><text:s text:c="16"/>colCorr++;</text:p>
      <text:p text:style-name="P8"><text:s text:c="16"/>check[n]='X'; <text:s text:c="2"/>//Removes guessed color from future consideration</text:p>
      <text:p text:style-name="P8"><text:s text:c="16"/>n=COL;</text:p>
      <text:p text:style-name="P8"><text:s text:c="12"/>}</text:p>
      <text:p text:style-name="P8"><text:s text:c="8"/>}</text:p>
      <text:p text:style-name="P8"><text:s text:c="4"/>}</text:p>
      <text:p text:style-name="P8"><text:s text:c="4"/></text:p>
      <text:p text:style-name="P8"><text:s text:c="4"/>//Output results of comparison</text:p>
      <text:p text:style-name="P8"><text:s text:c="4"/>board(guess,counter);</text:p>
      <text:p text:style-name="P8"><text:s text:c="4"/>cout &lt;&lt; string(posCorr,'+') &lt;&lt; string(colCorr,'~') &lt;&lt; endl;</text:p>
      <text:p text:style-name="P8"><text:s text:c="4"/></text:p>
      <text:p text:style-name="P8"><text:s text:c="4"/>//Output in the event of running out of turns</text:p>
      <text:p text:style-name="P8"><text:s text:c="4"/>if(counter==turns){</text:p>
      <text:p text:style-name="P8"><text:s text:c="8"/>cout &lt;&lt; "You have run out of turns. The correct combination was: ";</text:p>
      <text:p text:style-name="P8"><text:s text:c="8"/>for(int i=0; i&lt;COL; i++){</text:p>
      <text:p text:style-name="P8"><text:s text:c="12"/>cout &lt;&lt; code[i] &lt;&lt; " ";</text:p>
      <text:p text:style-name="P8"><text:s text:c="8"/>}</text:p>
      <text:p text:style-name="P8"><text:s text:c="8"/>//Sort code alphabetically</text:p>
      <text:p text:style-name="P8"><text:s text:c="8"/>do{</text:p>
      <text:p text:style-name="P8"><text:s text:c="12"/>swap=false;</text:p>
      <text:p text:style-name="P8"><text:s text:c="12"/>for(int i=0; i&lt;3; i++){</text:p>
      <text:p text:style-name="P8"><text:s text:c="16"/>if(code[i]&gt;code[i+1]){</text:p>
      <text:p text:style-name="P8"><text:s text:c="20"/>trade=code[i];</text:p>
      <text:p text:style-name="P8"><text:s text:c="20"/>code[i]=code[i+1];</text:p>
      <text:p text:style-name="P8"><text:s text:c="20"/>code[i+1]=trade;</text:p>
      <text:p text:style-name="P8"><text:s text:c="20"/>swap=true;</text:p>
      <text:p text:style-name="P8"><text:s text:c="16"/>}</text:p>
      <text:p text:style-name="P8"><text:s text:c="12"/>}</text:p>
      <text:p text:style-name="P8"><text:s text:c="8"/>}while (swap);</text:p>
      <text:p text:style-name="P8"><text:s text:c="8"/>cout &lt;&lt; "The code, sorted alphabetically, is: ";</text:p>
      <text:p text:style-name="P8"><text:s text:c="8"/>for(int i=0; i&lt;4; i++){</text:p>
      <text:p text:style-name="P8"><text:s text:c="12"/>cout &lt;&lt; code[i] &lt;&lt; " ";</text:p>
      <text:p text:style-name="P8"><text:s text:c="8"/>}</text:p>
      <text:p text:style-name="P8"><text:s text:c="8"/>cout &lt;&lt; endl;</text:p>
      <text:p text:style-name="P8"><text:s text:c="8"/>cntinue();</text:p>
      <text:p text:style-name="P8"><text:s text:c="4"/>}</text:p>
      <text:p text:style-name="P8"><text:s text:c="4"/></text:p>
      <text:p text:style-name="P8"><text:s text:c="4"/>//Output in the event of a completely correct guess</text:p>
      <text:p text:style-name="P8"><text:s text:c="4"/>if(posCorr==COL){</text:p>
      <text:p text:style-name="P8"><text:s text:c="8"/>cout &lt;&lt; "Congratulations on cracking the code in " &lt;&lt; counter &lt;&lt; " turns!" &lt;&lt; endl &lt;&lt; endl &lt;&lt; endl;</text:p>
      <text:p text:style-name="P8"><text:s text:c="8"/>//Sort code alphabetically</text:p>
      <text:p text:style-name="P8"><text:soft-page-break/><text:s text:c="8"/>do{</text:p>
      <text:p text:style-name="P8"><text:s text:c="12"/>swap=false;</text:p>
      <text:p text:style-name="P8"><text:s text:c="12"/>for(int i=0; i&lt;3; i++){</text:p>
      <text:p text:style-name="P8"><text:s text:c="16"/>if(code[i]&gt;code[i+1]){</text:p>
      <text:p text:style-name="P8"><text:s text:c="20"/>trade=code[i];</text:p>
      <text:p text:style-name="P8"><text:s text:c="20"/>code[i]=code[i+1];</text:p>
      <text:p text:style-name="P8"><text:s text:c="20"/>code[i+1]=trade;</text:p>
      <text:p text:style-name="P8"><text:s text:c="20"/>swap=true;</text:p>
      <text:p text:style-name="P8"><text:s text:c="16"/>}</text:p>
      <text:p text:style-name="P8"><text:s text:c="12"/>}</text:p>
      <text:p text:style-name="P8"><text:s text:c="8"/>}while (swap);</text:p>
      <text:p text:style-name="P8"><text:s text:c="8"/>cout &lt;&lt; "The code, sorted alphabetically, is: ";</text:p>
      <text:p text:style-name="P8"><text:s text:c="8"/>for(int i=0; i&lt;4; i++){</text:p>
      <text:p text:style-name="P8"><text:s text:c="12"/>cout &lt;&lt; code[i] &lt;&lt; " ";</text:p>
      <text:p text:style-name="P8"><text:s text:c="8"/>}</text:p>
      <text:p text:style-name="P8"><text:s text:c="8"/>counter=turns;</text:p>
      <text:p text:style-name="P8"><text:s text:c="8"/>cntinue();</text:p>
      <text:p text:style-name="P8"><text:s text:c="4"/>}</text:p>
      <text:p text:style-name="P8">}</text:p>
      <text:p text:style-name="P8"/>
      <text:p text:style-name="P8">/*</text:p>
      <text:p text:style-name="P8"><text:s/>* Function which displays the guessed code in a "board-like" manner</text:p>
      <text:p text:style-name="P8"><text:s/>* Input:</text:p>
      <text:p text:style-name="P8"><text:s/>* <text:s text:c="5"/>guess, counter</text:p>
      <text:p text:style-name="P8"><text:s/>* Output:</text:p>
      <text:p text:style-name="P8"><text:s/>* <text:s text:c="5"/>none</text:p>
      <text:p text:style-name="P8"><text:s/>*/</text:p>
      <text:p text:style-name="P8">void board(char guess[][COL], int counter){</text:p>
      <text:p text:style-name="P8"><text:s text:c="4"/>for(int n; n&lt;COL; n++){</text:p>
      <text:p text:style-name="P8"><text:s text:c="8"/>cout &lt;&lt; " | " &lt;&lt; guess[counter-1][n];</text:p>
      <text:p text:style-name="P8"><text:s text:c="4"/>}</text:p>
      <text:p text:style-name="P8"><text:s text:c="4"/>cout &lt;&lt; " | <text:s text:c="2"/>";</text:p>
      <text:p text:style-name="P8">}</text:p>
      <text:p text:style-name="P8"/>
      <text:p text:style-name="P8">/*</text:p>
      <text:p text:style-name="P8"><text:s/>* Function which pauses code execution, waiting for key-press</text:p>
      <text:p text:style-name="P8"><text:s/>* Input:</text:p>
      <text:p text:style-name="P8"><text:s/>* <text:s text:c="5"/>none</text:p>
      <text:p text:style-name="P8"><text:s/>* Output:</text:p>
      <text:p text:style-name="P8"><text:s/>* <text:s text:c="5"/>none</text:p>
      <text:p text:style-name="P8"><text:s/>*/</text:p>
      <text:p text:style-name="P8">void cntinue(){</text:p>
      <text:p text:style-name="P8"><text:s text:c="4"/>char x;</text:p>
      <text:p text:style-name="P8"><text:s text:c="4"/>cout &lt;&lt; endl &lt;&lt; endl &lt;&lt; "Press any key to continue." &lt;&lt; endl;</text:p>
      <text:p text:style-name="P8"><text:s text:c="4"/>cin.get(x);</text:p>
      <text:p text:style-name="P8"><text:s text:c="4"/>cout &lt;&lt; string(50,'\n');</text:p>
      <text:p text:style-name="P8">}</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100%" fo:margin-left="0in" fo:margin-right="0.5in" fo:margin-top="0in" fo:margin-bottom="0in" fo:text-indent="0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Glenning <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Glenning</meta:initial-creator>
    <meta:creation-date>2014-07-14T16:44:01.74</meta:creation-date>
    <dc:date>2014-07-29T18:11:09.86</dc:date>
    <dc:creator>Patrick Glenning</dc:creator>
    <meta:editing-duration>PT2H22M26S</meta:editing-duration>
    <meta:editing-cycles>6</meta:editing-cycles>
    <meta:generator>OpenOffice/4.1.0$Win32 OpenOffice.org_project/410m18$Build-9764</meta:generator>
    <meta:document-statistic meta:table-count="1" meta:image-count="0" meta:object-count="0" meta:page-count="14" meta:paragraph-count="493" meta:word-count="1818" meta:character-count="13989"/>
  </office:meta>
</office:document-meta>
</file>